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P1" style:family="paragraph" style:parent-style-name="Text_20_body">
      <style:text-properties fo:font-size="10.5pt" officeooo:paragraph-rsid="00213c8f" style:font-size-asian="10.5pt" style:font-size-complex="10.5pt"/>
    </style:style>
    <style:style style:name="P2" style:family="paragraph" style:parent-style-name="Text_20_body">
      <style:text-properties fo:font-size="10.5pt" officeooo:rsid="002586f3" officeooo:paragraph-rsid="002586f3" style:font-size-asian="10.5pt" style:font-size-complex="10.5pt"/>
    </style:style>
    <style:style style:name="P3" style:family="paragraph" style:parent-style-name="Text_20_body">
      <style:text-properties fo:font-size="10.5pt" officeooo:paragraph-rsid="002586f3" style:font-size-asian="10.5pt" style:font-size-complex="10.5pt"/>
    </style:style>
    <style:style style:name="P4" style:family="paragraph" style:parent-style-name="Text_20_body">
      <style:text-properties fo:font-size="10.5pt" officeooo:paragraph-rsid="0037479e" style:font-size-asian="10.5pt" style:font-size-complex="10.5pt"/>
    </style:style>
    <style:style style:name="P5" style:family="paragraph" style:parent-style-name="Text_20_body">
      <style:text-properties fo:font-size="10.5pt" officeooo:paragraph-rsid="00380a04" style:font-size-asian="10.5pt" style:font-size-complex="10.5pt"/>
    </style:style>
    <style:style style:name="P6" style:family="paragraph" style:parent-style-name="Text_20_body">
      <style:text-properties fo:font-size="12pt" officeooo:rsid="0029603f" officeooo:paragraph-rsid="002ad6bf" style:font-size-asian="10.5pt" style:font-size-complex="12pt"/>
    </style:style>
    <style:style style:name="P7" style:family="paragraph" style:parent-style-name="Text_20_body">
      <style:text-properties fo:font-size="12pt" fo:font-weight="normal" officeooo:rsid="0029603f" officeooo:paragraph-rsid="002ad6bf" style:font-size-asian="10.5pt" style:font-weight-asian="normal" style:font-size-complex="12pt" style:font-weight-complex="normal"/>
    </style:style>
    <style:style style:name="P8" style:family="paragraph" style:parent-style-name="Text_20_body">
      <style:text-properties fo:font-size="12pt" fo:font-weight="normal" officeooo:rsid="0029603f" officeooo:paragraph-rsid="003b0703" style:font-size-asian="10.5pt" style:font-weight-asian="normal" style:font-size-complex="12pt" style:font-weight-complex="normal"/>
    </style:style>
    <style:style style:name="P9" style:family="paragraph" style:parent-style-name="Text_20_body">
      <style:text-properties fo:font-size="12pt" officeooo:paragraph-rsid="00380a04" style:font-size-asian="12pt" style:font-size-complex="12pt"/>
    </style:style>
    <style:style style:name="P10" style:family="paragraph" style:parent-style-name="Text_20_body">
      <style:text-properties fo:font-size="12pt" officeooo:paragraph-rsid="003a3e1b" style:font-size-asian="12pt" style:font-size-complex="12pt"/>
    </style:style>
    <style:style style:name="P11" style:family="paragraph" style:parent-style-name="Text_20_body">
      <style:text-properties fo:font-size="15pt" fo:font-weight="bold" officeooo:rsid="0029603f" officeooo:paragraph-rsid="002ad6bf" style:font-size-asian="15pt" style:font-weight-asian="bold" style:font-size-complex="15pt" style:font-weight-complex="bold"/>
    </style:style>
    <style:style style:name="P12" style:family="paragraph" style:parent-style-name="Text_20_body">
      <style:paragraph-properties>
        <style:tab-stops>
          <style:tab-stop style:position="5.821cm"/>
        </style:tab-stops>
      </style:paragraph-properties>
      <style:text-properties fo:font-size="17.1000003814697pt" fo:font-weight="normal" officeooo:rsid="0029603f" officeooo:paragraph-rsid="002ad6bf" style:font-size-asian="15pt" style:font-weight-asian="normal" style:font-size-complex="17.1000003814697pt" style:font-weight-complex="normal"/>
    </style:style>
    <style:style style:name="P13" style:family="paragraph" style:parent-style-name="Standard">
      <style:text-properties officeooo:paragraph-rsid="001f18df"/>
    </style:style>
    <style:style style:name="P14" style:family="paragraph" style:parent-style-name="Standard">
      <style:text-properties officeooo:paragraph-rsid="0020ac90"/>
    </style:style>
    <style:style style:name="P15" style:family="paragraph" style:parent-style-name="Standard">
      <style:text-properties officeooo:paragraph-rsid="0020b98a"/>
    </style:style>
    <style:style style:name="P16" style:family="paragraph" style:parent-style-name="Standard">
      <style:text-properties fo:font-size="10.5pt" officeooo:paragraph-rsid="0020b98a" style:font-size-asian="10.5pt" style:font-size-complex="10.5pt"/>
    </style:style>
    <style:style style:name="P17" style:family="paragraph" style:parent-style-name="Standard">
      <style:text-properties fo:font-size="15pt" fo:font-weight="bold" officeooo:paragraph-rsid="001f18df" style:font-size-asian="15pt" style:font-weight-asian="bold" style:font-size-complex="15pt" style:font-weight-complex="bold"/>
    </style:style>
    <style:style style:name="P18" style:family="paragraph" style:parent-style-name="Standard">
      <style:text-properties officeooo:paragraph-rsid="00361254"/>
    </style:style>
    <style:style style:name="P19" style:family="paragraph" style:parent-style-name="Standard">
      <style:text-properties officeooo:paragraph-rsid="0037479e"/>
    </style:style>
    <style:style style:name="P20" style:family="paragraph" style:parent-style-name="Text_20_body">
      <style:text-properties fo:font-size="10.5pt" officeooo:rsid="002586f3" officeooo:paragraph-rsid="003a3e1b" style:font-size-asian="10.5pt" style:font-size-complex="10.5pt"/>
    </style:style>
    <style:style style:name="P21" style:family="paragraph" style:parent-style-name="Text_20_body">
      <style:text-properties fo:font-size="15pt" fo:font-weight="bold" officeooo:paragraph-rsid="003a3e1b" style:font-size-asian="15pt" style:font-weight-asian="bold" style:font-size-complex="15pt" style:font-weight-complex="bold"/>
    </style:style>
    <style:style style:name="P22" style:family="paragraph" style:parent-style-name="Text_20_body">
      <style:paragraph-properties>
        <style:tab-stops>
          <style:tab-stop style:position="5.821cm"/>
        </style:tab-stops>
      </style:paragraph-properties>
      <style:text-properties fo:font-size="12pt" fo:font-weight="normal" officeooo:rsid="0029603f" officeooo:paragraph-rsid="002ad6bf" style:font-size-asian="10.5pt" style:font-weight-asian="normal" style:font-size-complex="12pt" style:font-weight-complex="normal"/>
    </style:style>
    <style:style style:name="T1" style:family="text">
      <style:text-properties officeooo:rsid="001f18df"/>
    </style:style>
    <style:style style:name="T2" style:family="text">
      <style:text-properties style:font-name="Liberation Serif" fo:font-size="12pt" style:font-size-asian="12pt" style:font-size-complex="12pt"/>
    </style:style>
    <style:style style:name="T3" style:family="text">
      <style:text-properties fo:font-size="12pt" style:font-size-asian="12pt" style:font-size-complex="12pt"/>
    </style:style>
    <style:style style:name="T4" style:family="text">
      <style:text-properties fo:font-size="12pt" officeooo:rsid="0029603f" style:font-size-asian="12pt" style:font-size-complex="12pt"/>
    </style:style>
    <style:style style:name="T5" style:family="text">
      <style:text-properties fo:font-size="12pt" officeooo:rsid="003926a9" style:font-size-asian="12pt" style:font-size-complex="12pt"/>
    </style:style>
    <style:style style:name="T6" style:family="text">
      <style:text-properties fo:font-size="12pt" style:font-size-asian="10.5pt" style:font-size-complex="12pt"/>
    </style:style>
    <style:style style:name="T7" style:family="text">
      <style:text-properties fo:font-size="12pt" fo:font-weight="bold" style:font-size-asian="10.5pt" style:font-weight-asian="bold" style:font-size-complex="12pt" style:font-weight-complex="bold"/>
    </style:style>
    <style:style style:name="T8" style:family="text">
      <style:text-properties officeooo:rsid="00240997"/>
    </style:style>
    <style:style style:name="T9" style:family="text">
      <style:text-properties fo:font-weight="bold" style:font-weight-asian="bold" style:font-weight-complex="bold"/>
    </style:style>
    <style:style style:name="T10" style:family="text">
      <style:text-properties fo:font-weight="bold" officeooo:rsid="002c8f51" style:font-weight-asian="bold" style:font-weight-complex="bold"/>
    </style:style>
    <style:style style:name="T11" style:family="text">
      <style:text-properties officeooo:rsid="002ad6bf"/>
    </style:style>
    <style:style style:name="T12" style:family="text">
      <style:text-properties officeooo:rsid="002c8f51"/>
    </style:style>
    <style:style style:name="T13" style:family="text">
      <style:text-properties fo:font-size="10.5pt" style:font-size-asian="10.5pt" style:font-size-complex="10.5pt"/>
    </style:style>
    <style:style style:name="T14" style:family="text">
      <style:text-properties fo:font-size="10.5pt" fo:font-style="normal" fo:font-weight="bold" style:font-size-asian="10.5pt" style:font-style-asian="normal" style:font-weight-asian="bold" style:font-size-complex="10.5pt" style:font-style-complex="normal" style:font-weight-complex="bold"/>
    </style:style>
    <style:style style:name="T15" style:family="text">
      <style:text-properties officeooo:rsid="003926a9"/>
    </style:style>
    <style:style style:name="T16" style:family="text">
      <style:text-properties fo:font-size="13pt" officeooo:rsid="003926a9" style:font-size-asian="13pt" style:font-size-complex="13pt"/>
    </style:style>
    <style:style style:name="T17" style:family="text">
      <style:text-properties style:text-underline-style="none" fo:font-weight="bold" style:font-weight-asian="bold" style:font-weight-complex="bold"/>
    </style:style>
    <style:style style:name="T18" style:family="text">
      <style:text-properties officeooo:rsid="003dc265"/>
    </style:style>
    <style:style style:name="T19" style:family="text">
      <style:text-properties fo:font-size="14pt" fo:font-weight="bold" style:font-size-asian="14pt" style:font-weight-asian="bold" style:font-size-complex="14pt"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pan text:style-name="T19">管理画面</text:span></text:p>
      <text:p text:style-name="Standard">ログイン必須画面であり、管理者専用画面。</text:p>
      <text:p text:style-name="P13">このブログの管理者だけが立ち入ることのできる画面。この画面では、これまで投稿された記事の一覧が表示され、各記事の編集、削除ができる。また、新しい記事の投稿も可能。</text:p>
      <text:p text:style-name="P14"/>
      <text:p text:style-name="P14">各種ボタン</text:p>
      <text:p text:style-name="P13">・N<text:span text:style-name="T1">ew article </text:span></text:p>
      <text:p text:style-name="P13">　新しい記事を書き、投稿する。遷移先は記事追加/編集画面。</text:p>
      <text:p text:style-name="P13">・E<text:span text:style-name="T1">dit </text:span></text:p>
      <text:p text:style-name="P13">　各記事横にDeleteとともに存在する。すでに投稿されている記事の編集が可能。遷移先は記事追加/編集画面。｛遷移すると、投稿されていたタイトルと文がそのまま入力された状態で出ることで編集しやすくしている。また、画像の挿入もできる。<text:span text:style-name="T18">}</text:span></text:p>
      <text:p text:style-name="P13">・D<text:span text:style-name="T1">elete </text:span></text:p>
      <text:p text:style-name="P13">　各記事横にEditボタンとともに存在する。すでに投稿されている記事の削除が可能。削除をするにあたって、ダイアログ表示で管理者に確認を取らせ、削除後はメッセージの表示にて成功、失敗を管理者側に通知する。</text:p>
      <text:p text:style-name="P13">また、ここでログインが正常に行われていなければ（タイムアウト等）、もう一度ログイン画面からログインをしなおし、管理画面に遷移。その際、削除は行われておらず、上記の手順をもう一度踏むことになる。</text:p>
      <text:p text:style-name="P13">・ID、Title、Modified</text:p>
      <text:p text:style-name="P13">　それぞれ各ボタンはソート機能を備えている。</text:p>
      <text:p text:style-name="P13"/>
      <text:p text:style-name="P13"/>
      <text:p text:style-name="P17">TOP画面（記事一覧画面）</text:p>
      <text:p text:style-name="P18">管理者、一般ユーザーが未ログイン状態でも閲覧可能な画面。投稿済みの記事一つ一つが区切られている（＝各記事）。各記事の表示内容は、タイトル、日付、画像（サムネイル）、本文の一部が抜粋されている。各記事は、昇順で縦一列に並んでいる。</text:p>
      <text:p text:style-name="P13"/>
      <text:p text:style-name="P13">各種ボタン</text:p>
      <text:p text:style-name="P13">・各記事タイトル</text:p>
      <text:p text:style-name="P13">　未ログイン状態でも閲覧可能。各記事のタイトルがボタン仕様で、遷移先は<text:span text:style-name="T17">記事詳細画面</text:span>。</text:p>
      <text:p text:style-name="P13"/>
      <text:p text:style-name="P13"/>
      <text:p text:style-name="P17">記事詳細画面</text:p>
      <text:p text:style-name="P15">管理者、一般ユーザーが未ログイン状態で閲覧可能な画面。TOP画面の一覧からタイトルボタンにて選択された該当記事が一つだけ表示される画面となる。この画面には、該当記事の項目とその記事に対するコメントの項目があるので、分けて記載する。</text:p>
      <text:p text:style-name="P15"/>
      <text:p text:style-name="P19">記事項目</text:p>
      <text:p text:style-name="P19">タイトル全文、投稿された日付、画像のID（実際に画像が添付されていれば画像が表示される）、本文全文</text:p>
      <text:p text:style-name="P16"/>
      <text:p text:style-name="P4">コメント項目</text:p>
      <text:p text:style-name="P4">・記事へのコメント一覧</text:p>
      <text:p text:style-name="P5">選択された該当記事に対し投稿されたコメントが昇順に並ぶ。表示内容はコメント投稿者名、日付、<text:span text:style-name="T2">Edit</text:span>ボタン、コメント全文が表示される。</text:p>
      <text:p text:style-name="P9">　<text:span text:style-name="T13">・</text:span>Edit<text:span text:style-name="T13">ボタン</text:span></text:p>
      <text:p text:style-name="P10"><text:span text:style-name="T13">　　自身が投稿したコメントの編集、削除が可能になるボタン。遷移先は、</text:span><text:span text:style-name="T14">コメント編集画面</text:span><text:span text:style-name="T13">。ここで、（以下、コメントの投稿でも説明しているが）コメント投稿時に任意でパスワード入力を行ってもらうが、再投稿時にそのパスワードが必要になるので要注意。</text:span></text:p>
      <text:p text:style-name="P5">・コメントの投稿</text:p>
      <text:p text:style-name="P1">管理者、一般ユーザーともに該当記事に対するコメントが投稿できる。入力欄は名前、コメント内容、パスワードの三点。これらを入力後、<text:span text:style-name="T5">Submit</text:span><text:span text:style-name="T16"> </text:span><text:span text:style-name="T15">ボタンで入力した内容を送信する。</text:span>名前の入力は任意であり50文字の制限が設けられている。もし、名前が入力されていない場合は「匿名」との表記になる。<text:soft-page-break/>コメントの内容の文字数は無制限である。最後の、パスワードも名前と同じく50文字までの制限が設けられ、こちらも任意であるが、入力しないと今後自分が投稿したコメントに限りコメントの編集、削除ができなくなる（パスワードの入力が必要になるため）。これらを満たし、投稿に成功したときは、メッセージとともに、画面上の<text:span text:style-name="T8">記事へのコメント欄に</text:span>投稿したコメントが追加される。</text:p>
      <text:p text:style-name="P2"><text:span text:style-name="T3">　</text:span>・<text:span text:style-name="T3">Submit</text:span>ボタン</text:p>
      <text:p text:style-name="P20">　　コメント入力したものを送信するボタン。送信後、成功メッセージの後、記事詳細画面のコメント一覧に表示される。失敗の場合は、メッセージのみの表示。</text:p>
      <text:p text:style-name="P21"/>
      <text:p text:style-name="P21">コメント編集画面</text:p>
      <text:p text:style-name="P3">管理者、一般ユーザーともに未ログイン状態で閲覧は可能な画面。自身のコメントかつコメント投稿時にパスワード入力していた場合に限り、この画面からコメントの編集と削除が可能になる。ただし、編集と削除ができないだけで、この画面に遷移もできるし、打ち込むことも可能である（投稿は上記の状態でないとできない）。画面上にはもともと投稿されていた名前、内容、パスワード（●で表示）が表示されている。</text:p>
      <text:p text:style-name="P3">主な入力欄</text:p>
      <text:p text:style-name="P3">・名前：50文字制限</text:p>
      <text:p text:style-name="P3">・内容：文字数制限無し</text:p>
      <text:p text:style-name="P3">・パスワード：255文字制限</text:p>
      <text:p text:style-name="P3">このパスワードを入力しておかないと編集による再投稿、削除ができない。だが、キャンセルボタンは入力不要。</text:p>
      <text:p text:style-name="P3">主なボタン</text:p>
      <text:p text:style-name="P3">・<text:span text:style-name="T4">Cancel</text:span></text:p>
      <text:p text:style-name="P3">誤って押してしまった等などの処置。自身が設定したパスワードは入力不要。<text:span text:style-name="T9">記事詳細画面</text:span>に遷移。</text:p>
      <text:p text:style-name="P3">・<text:span text:style-name="T4">Delete</text:span></text:p>
      <text:p text:style-name="P6">自身が設定したパスワード入力が必須。パスワードがなければ削除は実行されず、警告メッセージが出る。正しくパスワードを入力し、ボタンを押すと削除後、<text:span text:style-name="T9">記事詳細画面</text:span>に遷移し、成功のメッセージが出る。</text:p>
      <text:p text:style-name="P6">・<text:span text:style-name="T11">Submit</text:span></text:p>
      <text:p text:style-name="P6">自身が設定したパスワード入力が必須。パスワードがなければ再投稿は実行されず、警告メッセージが出る。正しくパスワードを入力し、ボタンを押すと再投稿後、<text:span text:style-name="T9">記事詳細画面</text:span>に遷移し、成功のメッセージが出る。</text:p>
      <text:p text:style-name="P6"/>
      <text:p text:style-name="P11">※記事追加/編集画面</text:p>
      <text:p text:style-name="P7">ログイン必須画面となる。管理者が投稿する・された記事の作業をするための画面。記事の新規投稿、編集、削除が可能になる画面。</text:p>
      <text:p text:style-name="P7">主な入力欄</text:p>
      <text:p text:style-name="P7">・タイトル</text:p>
      <text:p text:style-name="P8">必須項目。50文字入力可能。ここで入力された文字がTOP画面から記事詳細画面へのボタン代わりとなる。</text:p>
      <text:p text:style-name="P7">・本文</text:p>
      <text:p text:style-name="P7"><text:soft-page-break/>必須項目。文字数無制限。</text:p>
      <text:p text:style-name="P7">・画像挿入ボタン</text:p>
      <text:p text:style-name="P7">画像が自身のファイルに保存された一枚だけ挿入できる。挿入は任意。</text:p>
      <text:p text:style-name="P7">主なボタン</text:p>
      <text:p text:style-name="P7">・<text:span text:style-name="T12">Submit：記事の新規投稿、再投稿が可能。タイトル、本文ともに入力されていないと警告が出る。どちらも入力が認められないと、投稿、再投稿が出来ない。</text:span></text:p>
      <text:p text:style-name="P7">・<text:span text:style-name="T12">Cancel：この画面から</text:span><text:span text:style-name="T10">管理画面</text:span><text:span text:style-name="T12">に遷移。</text:span></text:p>
      <text:p text:style-name="P7">・<text:span text:style-name="T12">Delete：該当記事そのものを削除する。</text:span></text:p>
      <text:p text:style-name="P7"/>
      <text:p text:style-name="P12">ヘッダー</text:p>
      <text:p text:style-name="P22">どの画面にも追従してくる仕様。中央に画面名が表示されている。</text:p>
      <text:p text:style-name="P22">各種ボタン</text:p>
      <text:p text:style-name="P22">・TOP</text:p>
      <text:p text:style-name="P12"><text:span text:style-name="T6">　どの画面からも</text:span><text:span text:style-name="T7">TOP画面</text:span><text:span text:style-name="T6">に遷移が可能。その際、ログイン状態も未ログイン状態もTOP画面に遷移後、状態を引き継げるようになっている。</text:span></text:p>
      <text:p text:style-name="P22">・以下、LoginとLogoutはログイン状態かそうでないかによって切り替わる仕様。</text:p>
      <text:p text:style-name="P22">　・Login</text:p>
      <text:p text:style-name="P12"><text:span text:style-name="T6">　　＜未ログイン状態＞ログインする際に押すボタン。</text:span><text:span text:style-name="T7">ログイン画面</text:span><text:span text:style-name="T6">に遷移する。</text:span></text:p>
      <text:p text:style-name="P22">　・Logout</text:p>
      <text:p text:style-name="P12"><text:span text:style-name="T6">　　　＜ログイン状態＞ログアウトする際に押すボタン。遷移先は未ログイン状態の</text:span><text:span text:style-name="T7">TOP画面</text:span><text:span text:style-name="T6">。</text:span></text:p>
      <text:p text:style-name="P22">・Manage</text:p>
      <text:p text:style-name="P12"><text:span text:style-name="T6">　ログイン状態時の場合のみ出現するボタン。どの画面からもログイン状態であれば</text:span><text:span text:style-name="T7">管理画面</text:span><text:span text:style-name="T6">に遷移することが可能。</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ＭＳ 明朝" style:font-size-asian="10.5pt" style:language-asian="ja" style:country-asian="JP"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ＭＳ 明朝" style:font-size-asian="10.5pt" style:language-asian="ja" style:country-asian="JP"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ＭＳ ゴシック" style:font-family-asian="'ＭＳ ゴシック'"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19T10:43:20.381000000</meta:creation-date>
    <dc:date>2017-06-26T18:06:00.471000000</dc:date>
    <meta:editing-duration>PT7H25M25S</meta:editing-duration>
    <meta:editing-cycles>3</meta:editing-cycles>
    <meta:generator>LibreOffice/5.3.1.2$Windows_x86 LibreOffice_project/e80a0e0fd1875e1696614d24c32df0f95f03deb2</meta:generator>
    <meta:document-statistic meta:table-count="0" meta:image-count="0" meta:object-count="0" meta:page-count="3" meta:paragraph-count="70" meta:word-count="2516" meta:character-count="2667" meta:non-whitespace-character-count="2642"/>
  </office:meta>
</office:document-meta>
</file>